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4c71" officeooo:paragraph-rsid="00194c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ncipais comandos do Git</text:p>
      <text:p text:style-name="P1"/>
      <text:p text:style-name="P1"/>
      <text:p text:style-name="P1">git status</text:p>
      <text:p text:style-name="P1">git add -A</text:p>
      <text:p text:style-name="P1">git commit -m "Mensagem relativa ao commit"</text:p>
      <text:p text:style-name="P1">git push -u origin mast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3T19:11:50.812456115</meta:creation-date>
    <dc:date>2021-06-23T19:15:28.423251873</dc:date>
    <meta:editing-duration>PT3M40S</meta:editing-duration>
    <meta:editing-cycles>1</meta:editing-cycles>
    <meta:document-statistic meta:table-count="0" meta:image-count="0" meta:object-count="0" meta:page-count="1" meta:paragraph-count="5" meta:word-count="21" meta:character-count="114" meta:non-whitespace-character-count="98"/>
    <meta:generator>LibreOffice/7.1.3.2$Linux_X86_64 LibreOffice_project/47f78053abe362b9384784d31a6e56f8511eb1c1</meta:generator>
  </office:meta>
</office:document-meta>
</file>